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37">
      <style:text-properties style:text-position=""/>
    </style:style>
    <style:style style:name="ce5" style:family="table-cell" style:parent-style-name="Default">
      <style:text-properties style:text-position="" style:text-underline-style="none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ext-properties style:text-underline-style="none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8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7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8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8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7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 table:number-rows-repeated="43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8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 table:number-rows-repeated="37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">
            <text:p>2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4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1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5" table:formula="of:=SUM([.C2:.C36])" office:value-type="float" office:value="17">
            <text:p>17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2">
            <text:p>2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17">
            <text:p>1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419">
            <text:p>4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9/05/2012</text:date>, <text:time>10:51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5-09T10:51:50</dc:date>
    <meta:editing-duration>PT1H14M33S</meta:editing-duration>
    <meta:editing-cycles>94</meta:editing-cycles>
    <meta:generator>LibreOffice/3.4$Unix LibreOffice_project/340m1$Build-302</meta:generator>
    <meta:document-statistic meta:table-count="5" meta:cell-count="267" meta:object-count="0"/>
  </office:meta>
</office:document-meta>
</file>